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Vamos a desarrollar el <text:span text:style-name="Strong_20_Emphasis">punto 2</text:span> con el tono que buscas: riguroso, claro, accesible y con una profundidad filosófica que sostenga el argumento general del capítulo.</text:p>
      <text:p text:style-name="Text_20_body">A continuación te propongo una versión estructurada, lista para integrar y expandir, que explica <text:span text:style-name="Strong_20_Emphasis">los límites físicos de cualquier inteligencia</text:span> sin tecnicismos innecesarios, pero con fundamento sólido.</text:p>
      <text:p text:style-name="Horizontal_20_Line"/>
      <text:h text:style-name="Heading_20_1" text:outline-level="1">🌌 2. Los límites físicos de cualquier inteligencia</text:h>
      <text:p text:style-name="Text_20_body">Para entender qué tan lejos puede llegar la inteligencia —cualquier inteligencia— debemos recordar algo esencial: <text:span text:style-name="Strong_20_Emphasis">toda inteligencia es un proceso físico</text:span>. No importa si hablamos de un cerebro humano, una colonia de bacterias, un ordenador cuántico o una civilización galáctica. Todos ellos están hechos de materia, consumen energía, ocupan espacio y evolucionan en el tiempo.</text:p>
      <text:p text:style-name="Text_20_body">Esto significa que la inteligencia no es una abstracción pura.<text:line-break/>No es un concepto matemático sin cuerpo.<text:line-break/>Es un fenómeno que ocurre <text:span text:style-name="Strong_20_Emphasis">dentro de un universo con leyes y límites</text:span>.</text:p>
      <text:p text:style-name="Text_20_body">Y esos límites definen hasta dónde puede llegar cualquier sistema inteligente.</text:p>
      <text:p text:style-name="Horizontal_20_Line"/>
      <text:h text:style-name="Heading_20_2" text:outline-level="2">🔷 2.1. Límite de velocidad: nada puede ir más rápido que la luz</text:h>
      <text:p text:style-name="Text_20_body">Toda decisión requiere <text:span text:style-name="Strong_20_Emphasis">transmitir información</text:span>.<text:line-break/>Pero la información no puede viajar instantáneamente: está limitada por la velocidad de la luz.</text:p>
      <text:p text:style-name="Text_20_body">Esto implica que:</text:p>
      <text:list xml:id="list4200579010" text:style-name="L1">
        <text:list-item>
          <text:p text:style-name="P2">un sistema muy grande no puede coordinarse de forma perfecta, </text:p>
        </text:list-item>
        <text:list-item>
          <text:p text:style-name="P2">no puede tomar decisiones globales instantáneas, </text:p>
        </text:list-item>
        <text:list-item>
          <text:p text:style-name="P1">y no puede actuar como un único “cerebro” sin retrasos. </text:p>
        </text:list-item>
      </text:list>
      <text:p text:style-name="Text_20_body">Cuanto más grande es un sistema, más difícil es mantenerlo coherente.<text:line-break/>La inteligencia absoluta, centralizada, es físicamente imposible.</text:p>
      <text:p text:style-name="Horizontal_20_Line"/>
      <text:h text:style-name="Heading_20_2" text:outline-level="2">🔷 2.2. Límite de energía: pensar cuesta</text:h>
      <text:p text:style-name="Text_20_body">Cada operación, cada decisión, cada comparación consume energía.<text:line-break/>El cerebro humano consume el 20% de la energía del cuerpo.<text:line-break/>Un superordenador consume megavatios.</text:p>
      <text:p text:style-name="Text_20_body">La física nos dice que:</text:p>
      <text:list xml:id="list280736498" text:style-name="L2">
        <text:list-item>
          <text:p text:style-name="P4"><text:soft-page-break/>no existe procesamiento sin gasto energético, </text:p>
        </text:list-item>
        <text:list-item>
          <text:p text:style-name="P4">no existe decisión sin disipación de calor, </text:p>
        </text:list-item>
        <text:list-item>
          <text:p text:style-name="P3">no existe inteligencia sin coste. </text:p>
        </text:list-item>
      </text:list>
      <text:p text:style-name="Text_20_body">Por tanto, un sistema inteligente está limitado por la energía que puede obtener y disipar sin destruirse.</text:p>
      <text:p text:style-name="Horizontal_20_Line"/>
      <text:h text:style-name="Heading_20_2" text:outline-level="2">🔷 2.3. Límite de memoria: no se puede almacenar el universo</text:h>
      <text:p text:style-name="Text_20_body">Para decidir bien, un sistema necesita <text:span text:style-name="Strong_20_Emphasis">recordar</text:span>.<text:line-break/>Pero la memoria no es infinita:</text:p>
      <text:list xml:id="list303340690" text:style-name="L3">
        <text:list-item>
          <text:p text:style-name="P6">cada bit ocupa espacio, </text:p>
        </text:list-item>
        <text:list-item>
          <text:p text:style-name="P6">cada bit requiere energía para mantenerse, </text:p>
        </text:list-item>
        <text:list-item>
          <text:p text:style-name="P5">cada bit está sujeto a errores y ruido. </text:p>
        </text:list-item>
      </text:list>
      <text:p text:style-name="Text_20_body">Incluso si imaginamos un sistema del tamaño de una galaxia, su memoria sería finita.<text:line-break/>No puede almacenar todos los estados posibles de un problema exponencial.<text:line-break/>No puede contener todos los caminos del ajedrez.<text:line-break/>No puede guardar todos los futuros posibles.</text:p>
      <text:p text:style-name="Text_20_body">La inteligencia absoluta, omnisciente, es físicamente imposible.</text:p>
      <text:p text:style-name="Horizontal_20_Line"/>
      <text:h text:style-name="Heading_20_2" text:outline-level="2">🔷 2.4. Límite de ruido y error: nada es perfecto</text:h>
      <text:p text:style-name="Text_20_body">En cualquier sistema físico:</text:p>
      <text:list xml:id="list2114036714" text:style-name="L4">
        <text:list-item>
          <text:p text:style-name="P8">los átomos vibran, </text:p>
        </text:list-item>
        <text:list-item>
          <text:p text:style-name="P8">los electrones se desvían, </text:p>
        </text:list-item>
        <text:list-item>
          <text:p text:style-name="P8">los enlaces se rompen, </text:p>
        </text:list-item>
        <text:list-item>
          <text:p text:style-name="P7">los bits se corrompen. </text:p>
        </text:list-item>
      </text:list>
      <text:p text:style-name="Text_20_body">Esto significa que:</text:p>
      <text:list xml:id="list4205436553" text:style-name="L5">
        <text:list-item>
          <text:p text:style-name="P10">ninguna decisión es perfecta, </text:p>
        </text:list-item>
        <text:list-item>
          <text:p text:style-name="P10">ninguna copia es perfecta, </text:p>
        </text:list-item>
        <text:list-item>
          <text:p text:style-name="P9">ningún cálculo es perfecto. </text:p>
        </text:list-item>
      </text:list>
      <text:p text:style-name="Text_20_body">La inteligencia debe convivir con el error.<text:line-break/>Y debe diseñarse para <text:span text:style-name="Strong_20_Emphasis">ser robusta</text:span>, no perfecta.</text:p>
      <text:p text:style-name="Horizontal_20_Line"/>
      <text:h text:style-name="Heading_20_2" text:outline-level="2">🔷 2.5. Límite de tiempo: el universo no espera</text:h>
      <text:p text:style-name="Text_20_body">Todo sistema inteligente vive en un mundo que cambia.<text:line-break/>Si tarda demasiado en decidir, la decisión deja de ser útil.</text:p>
      <text:p text:style-name="Text_20_body"><text:soft-page-break/>Esto impone un límite fundamental:</text:p>
      <text:p text:style-name="Quotations">No basta con poder resolver un problema.<text:line-break/>Hay que resolverlo <text:span text:style-name="Strong_20_Emphasis">antes de que el mundo cambie</text:span>.</text:p>
      <text:p text:style-name="Text_20_body">La inteligencia infinita, que explora todas las posibilidades, es inútil si llega tarde.</text:p>
      <text:p text:style-name="Horizontal_20_Line"/>
      <text:h text:style-name="Heading_20_1" text:outline-level="1">🌱 2.6. Conclusión: la inteligencia está acotada por la física</text:h>
      <text:p text:style-name="Text_20_body">De estos límites se desprende una idea poderosa:</text:p>
      <text:p text:style-name="Quotations">La inteligencia no puede ser infinita.<text:line-break/>Solo puede ser <text:span text:style-name="Strong_20_Emphasis">eficiente</text:span> dentro de un universo finito.</text:p>
      <text:p text:style-name="Text_20_body">Y esto nos lleva directamente al punto clave del capítulo:</text:p>
      <text:list xml:id="list1484068267" text:style-name="L6">
        <text:list-item>
          <text:p text:style-name="P12">¿Qué tipo de sistema aprovecha mejor la energía disponible? </text:p>
        </text:list-item>
        <text:list-item>
          <text:p text:style-name="P12">¿Qué tipo de sistema tolera mejor el ruido? </text:p>
        </text:list-item>
        <text:list-item>
          <text:p text:style-name="P12">¿Qué tipo de sistema usa el paralelismo natural del universo? </text:p>
        </text:list-item>
        <text:list-item>
          <text:p text:style-name="P12">¿Qué tipo de sistema almacena información de forma distribuida? </text:p>
        </text:list-item>
        <text:list-item>
          <text:p text:style-name="P11">¿Qué tipo de sistema se adapta cuando el entorno cambia? </text:p>
        </text:list-item>
      </text:list>
      <text:p text:style-name="Text_20_body">La respuesta es clara:</text:p>
      <text:p text:style-name="Quotations"><text:span text:style-name="Strong_20_Emphasis">Un sistema vivo.<text:line-break/>O cualquier sistema que comparta las propiedades fundamentales de la vida.</text:span></text:p>
      <text:p text:style-name="Text_20_body">Este es el puente conceptual hacia el punto 3:<text:line-break/><text:span text:style-name="Strong_20_Emphasis">identificar la arquitectura que maximiza la inteligencia posible en un universo con límites físicos.</text:span></text:p>
      <text:p text:style-name="Horizontal_20_Line"/>
      <text:p text:style-name="Text_20_body">Si quieres, ahora podemos desarrollar el punto 3 (“la arquitectura que mejor aprovecha esos recursos”), que es donde mostramos que la vida —en sentido amplio— es la forma óptima de inteligencia físicamente realizabl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31T18:31:25.810000000</meta:creation-date>
    <dc:date>2026-03-31T18:37:33.222000000</dc:date>
    <meta:editing-duration>PT6M7S</meta:editing-duration>
    <meta:editing-cycles>1</meta:editing-cycles>
    <meta:document-statistic meta:table-count="0" meta:image-count="0" meta:object-count="0" meta:page-count="3" meta:paragraph-count="56" meta:word-count="703" meta:character-count="4364" meta:non-whitespace-character-count="3717"/>
    <meta:generator>LibreOffice/7.3.5.2$Windows_X86_64 LibreOffice_project/184fe81b8c8c30d8b5082578aee2fed2ea847c01</meta:generator>
  </office:meta>
</office:document-meta>
</file>